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r5" style:family="presentation" style:parent-style-name="Default-notes">
      <style:graphic-properties draw:fill-color="#ffffff" fo:min-height="13.364cm"/>
    </style:style>
    <style:style style:name="P1" style:family="paragraph">
      <loext:graphic-properties draw:fill-color="#ffffff"/>
    </style:style>
    <style:style style:name="P2" style:family="paragraph">
      <loext:graphic-properties draw:fill-color="#ffffff"/>
      <style:text-properties fo:font-size="20pt"/>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normal" style:font-style-asian="normal"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Linux CMA (Contiguous Memory Allocator)</text:p>
            <text:p>Mark Veltzer</text:p>
            <text:p><text:span text:style-name="T1">&lt;mark.veltzer@gmail.com&gt;</text:span></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3" draw:layer="layout" svg:width="25.199cm" svg:height="3.506cm" svg:x="1.4cm" svg:y="0.837cm" presentation:class="title">
          <draw:text-box>
            <text:p>Why contiguous memory?</text:p>
          </draw:text-box>
        </draw:frame>
        <draw:frame presentation:style-name="pr4" draw:layer="layout" svg:width="25.199cm" svg:height="12.179cm" svg:x="1.4cm" svg:y="4.914cm" presentation:class="outline">
          <draw:text-box>
            <text:list text:style-name="L3">
              <text:list-item>
                <text:p>DMA</text:p>
              </text:list-item>
              <text:list-item>
                <text:p>Sharing between operating systems</text:p>
              </text:list-item>
            </text:list>
          </draw:text-box>
        </draw:frame>
        <presentation:notes draw:style-name="dp2">
          <draw:page-thumbnail draw:style-name="gr1" draw:layer="layout" svg:width="14.848cm" svg:height="11.136cm" svg:x="3.075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y <text:span text:style-name="T2">large</text:span> contiguous memory?</text:p>
          </draw:text-box>
        </draw:frame>
        <draw:frame presentation:style-name="pr4" draw:layer="layout" svg:width="25.199cm" svg:height="12.179cm" svg:x="1.4cm" svg:y="4.914cm" presentation:class="outline">
          <draw:text-box>
            <text:list text:style-name="L3">
              <text:list-item>
                <text:p>Brain dead devices (200MB in one DMA transfer?).</text:p>
              </text:list-item>
              <text:list-item>
                <text:p>Devices that uses large memory chunks.</text:p>
              </text:list-item>
              <text:list-item>
                <text:p>Performance of scatter/gather.</text:p>
              </text:list-item>
              <text:list-item>
                <text:p><text:span text:style-name="T1">kmalloc</text:span> (4MB on x86, less on other platforms), <text:span text:style-name="T1">gfp</text:span> (8MB) limitations.</text:p>
              </text:list-item>
              <text:list-item>
                <text:p>And again, sharing between operating systems...</text:p>
              </text:list-item>
            </text:list>
          </draw:text-box>
        </draw:frame>
        <presentation:notes draw:style-name="dp2">
          <draw:page-thumbnail draw:style-name="gr1" draw:layer="layout" svg:width="14.848cm" svg:height="11.136cm" svg:x="3.075cm" svg:y="2.257cm" draw:page-number="3" presentation:class="page"/>
          <draw:frame presentation:style-name="pr5"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Solutions to the contiguous memory problem</text:p>
          </draw:text-box>
        </draw:frame>
        <draw:frame presentation:style-name="pr4" draw:layer="layout" svg:width="25.199cm" svg:height="12.179cm" svg:x="1.4cm" svg:y="4.914cm" presentation:class="outline">
          <draw:text-box>
            <text:list text:style-name="L3">
              <text:list-item>
                <text:p>Use small hardware buffers (the most common).</text:p>
              </text:list-item>
              <text:list-item>
                <text:p>Use scatter gather in hardware or in software (very common if small buffers are not available – especially in general availability products – because of the problems of the next methods and the unavailability of an IOMMU).</text:p>
              </text:list-item>
              <text:list-item>
                <text:p>Reserve a large contiguous buffer (a.k.a the old way – try not to use me if you can...).</text:p>
              </text:list-item>
              <text:list-item>
                <text:p>CMA (you are here! - half way to nirvana).</text:p>
              </text:list-item>
              <text:list-item>
                <text:p>IOMMU (a.k.a. the best thing since sliced bread – pure bliss – your company will build a temple in your honor).</text:p>
              </text:list-item>
            </text:list>
          </draw:text-box>
        </draw:frame>
        <presentation:notes draw:style-name="dp2">
          <draw:page-thumbnail draw:style-name="gr1" draw:layer="layout" svg:width="14.848cm" svg:height="11.136cm" svg:x="3.075cm" svg:y="2.257cm" draw:page-number="4" presentation:class="page"/>
          <draw:frame presentation:style-name="pr5"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3" draw:layer="layout" svg:width="25.199cm" svg:height="3.506cm" svg:x="1.4cm" svg:y="0.837cm" presentation:class="title">
          <draw:text-box>
            <text:p>Doing it on your own (no CMA)</text:p>
          </draw:text-box>
        </draw:frame>
        <draw:frame presentation:style-name="pr4" draw:layer="layout" svg:width="25.199cm" svg:height="12.179cm" svg:x="1.4cm" svg:y="4.914cm" presentation:class="outline">
          <draw:text-box>
            <text:list text:style-name="L3">
              <text:list-item>
                <text:p><text:span text:style-name="T3">First reserve a large buffer for your needs and tell the kernel to keep it's filthy grubbing hands off your buffer...</text:span></text:p>
              </text:list-item>
              <text:list-item>
                <text:p><text:span text:style-name="T3">Find an free large area by looking at </text:span><text:span text:style-name="T1">/proc/iomem. </text:span><text:span text:style-name="T3">I</text:span><text:span text:style-name="T3"> found 200M free buffer at address 800M in this example.</text:span></text:p>
              </text:list-item>
              <text:list-item>
                <text:p>Pass <text:span text:style-name="T1">mem=800M memmap=200M$800M </text:span><text:span text:style-name="T3">to the kernel at boot (this actually depends on the kernel version, for some kernels only </text:span><text:span text:style-name="T1">memmap</text:span><text:span text:style-name="T3"> is needed, ugh!!!).</text:span></text:p>
              </text:list-item>
              <text:list-item>
                <text:p><text:span text:style-name="T3">Check it by passing </text:span><text:span text:style-name="T1">bootmem_debug</text:span></text:p>
              </text:list-item>
              <text:list-item>
                <text:p><text:span text:style-name="T3">See that the allocation worked by looking at:</text:span></text:p>
                <text:list>
                  <text:list-item>
                    <text:p><text:span text:style-name="T1">dmesg | grep user </text:span><text:span text:style-name="T3">(no guarantee, kernel log changes all the time)</text:span></text:p>
                  </text:list-item>
                  <text:list-item>
                    <text:p><text:span text:style-name="T1">cat /proc/iomem </text:span><text:span text:style-name="T3">(even better than previous).</text:span></text:p>
                  </text:list-item>
                  <text:list-item>
                    <text:p><text:span text:style-name="T1">/sys/firmware/memmap/*/* </text:span><text:span text:style-name="T3">(the raw data – can be machine parsed).</text:span></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5"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3" draw:layer="layout" svg:width="25.199cm" svg:height="3.506cm" svg:x="1.4cm" svg:y="0.837cm" presentation:class="title">
          <draw:text-box>
            <text:p>Doing it on your own (no CMA). Continued...</text:p>
          </draw:text-box>
        </draw:frame>
        <draw:frame presentation:style-name="pr4" draw:layer="layout" svg:width="25.199cm" svg:height="12.179cm" svg:x="1.4cm" svg:y="4.914cm" presentation:class="outline">
          <draw:text-box>
            <text:list text:style-name="L3">
              <text:list-item>
                <text:p>Now you want your driver/kernel code to access this buffer…</text:p>
              </text:list-item>
              <text:list-item>
                <text:p><text:span text:style-name="T1">request_mem_region </text:span><text:span text:style-name="T3">with the same physical address you passed as a kernel parameter.</text:span></text:p>
              </text:list-item>
              <text:list-item>
                <text:p><text:span text:style-name="T1">ioremap</text:span></text:p>
              </text:list-item>
              <text:list-item>
                <text:p><text:span text:style-name="T3">And just you the buffer you get from </text:span><text:span text:style-name="T1">ioremap</text:span><text:span text:style-name="T3">.</text:span></text:p>
              </text:list-item>
              <text:list-item>
                <text:p><text:span text:style-name="T3">Dont forget to </text:span><text:span text:style-name="T1">iounmap</text:span><text:span text:style-name="T3"> and </text:span><text:span text:style-name="T1">release_mem_region</text:span><text:span text:style-name="T3">...</text:span></text:p>
              </text:list-item>
              <text:list-item>
                <text:p><text:span text:style-name="T1">Lets see an example…</text:span></text:p>
              </text:list-item>
            </text:list>
          </draw:text-box>
        </draw:frame>
        <presentation:notes draw:style-name="dp2">
          <draw:page-thumbnail draw:style-name="gr1" draw:layer="layout" svg:width="14.848cm" svg:height="11.136cm" svg:x="3.075cm" svg:y="2.257cm" draw:page-number="6" presentation:class="page"/>
          <draw:frame presentation:style-name="pr5"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3" draw:layer="layout" svg:width="25.199cm" svg:height="3.506cm" svg:x="1.4cm" svg:y="0.837cm" presentation:class="title">
          <draw:text-box>
            <text:p>What's wrong with this approach?</text:p>
          </draw:text-box>
        </draw:frame>
        <draw:frame presentation:style-name="pr4" draw:layer="layout" svg:width="25.199cm" svg:height="12.179cm" svg:x="1.4cm" svg:y="4.914cm" presentation:class="outline">
          <draw:text-box>
            <text:list text:style-name="L3">
              <text:list-item>
                <text:p>You need to find a free spot from /proc/iomem. This space can change between board to board, chipset to chipset, at hotplug time, pci plug&amp;play non determinacy, between architectures and more.</text:p>
              </text:list-item>
              <text:list-item>
                <text:p>The space will not be used for anything, ever. So that space is lost even you never do anything with it.</text:p>
              </text:list-item>
              <text:list-item>
                <text:p>You need to know the size of RAM you want in advance, and be accurate about it. This is because every byte you allocate is a byte you can't use for regular system operations.</text:p>
              </text:list-item>
            </text:list>
          </draw:text-box>
        </draw:frame>
        <presentation:notes draw:style-name="dp2">
          <draw:page-thumbnail draw:style-name="gr1" draw:layer="layout" svg:width="14.848cm" svg:height="11.136cm" svg:x="3.075cm" svg:y="2.257cm" draw:page-number="7" presentation:class="page"/>
          <draw:frame presentation:style-name="pr5"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3" draw:layer="layout" svg:width="25.199cm" svg:height="3.506cm" svg:x="1.4cm" svg:y="0.837cm" presentation:class="title">
          <draw:text-box>
            <text:p>CMA</text:p>
          </draw:text-box>
        </draw:frame>
        <draw:frame presentation:style-name="pr4" draw:layer="layout" svg:width="25.199cm" svg:height="12.179cm" svg:x="1.4cm" svg:y="4.914cm" presentation:class="outline">
          <draw:text-box>
            <text:list text:style-name="L3">
              <text:list-item>
                <text:p>What is it? A piece of code, now in the standard kernel.</text:p>
              </text:list-item>
              <text:list-item>
                <text:p>Enabled in the default Linux configuration and by most current Linux distributions.</text:p>
              </text:list-item>
              <text:list-item>
                <text:p>A result of a long line of patches with various approaches intended to solve the “large contiguous memory” problem.</text:p>
              </text:list-item>
              <text:list-item>
                <text:p>Well integrated, both with the Linux memory allocator (gfp) and with the Linux DMA subsystem.</text:p>
              </text:list-item>
            </text:list>
          </draw:text-box>
        </draw:frame>
        <presentation:notes draw:style-name="dp2">
          <draw:page-thumbnail draw:style-name="gr1" draw:layer="layout" svg:width="14.848cm" svg:height="11.136cm" svg:x="3.075cm" svg:y="2.257cm" draw:page-number="8" presentation:class="page"/>
          <draw:frame presentation:style-name="pr5"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3" draw:layer="layout" svg:width="25.199cm" svg:height="3.506cm" svg:x="1.4cm" svg:y="0.837cm" presentation:class="title">
          <draw:text-box>
            <text:p>How do you use it?</text:p>
          </draw:text-box>
        </draw:frame>
        <draw:frame presentation:style-name="pr4" draw:layer="layout" svg:width="25.199cm" svg:height="12.179cm" svg:x="1.4cm" svg:y="4.914cm" presentation:class="outline">
          <draw:text-box>
            <text:list text:style-name="L3">
              <text:list-item>
                <text:p>Make sure it's in your kernel (<text:span text:style-name="T1">CONFIG_CMA</text:span>)</text:p>
              </text:list-item>
              <text:list-item>
                <text:p>You can make the default CMA context larger or smaller via various kernel configuration options <text:span text:style-name="T1">(CMA_AREAS, CMA_DEBUG, CMA_SIZE_MBYTES, CMA_SIZE_PERCENTAGE, ...)</text:span></text:p>
              </text:list-item>
              <text:list-item>
                <text:p>Use the regular DMA API to allocate DMA buffers. That's it.</text:p>
              </text:list-item>
              <text:list-item>
                <text:p><text:span text:style-name="T1">This means that drivers do not need to be changed.</text:span></text:p>
              </text:list-item>
              <text:list-item>
                <text:p>Allocation time will be a little longer if you ask for large buffers (see next slide). But not by much.</text:p>
              </text:list-item>
              <text:list-item>
                <text:p>You can use the special CMA APIS (dma_contiguous_reserve, dma_contiguous_early_fixup, dma_alloc_from_contiguous, dma_release_from_contiguous, dma_declare_contiguous) but you don't have too. Try to avoid it.</text:p>
              </text:list-item>
            </text:list>
          </draw:text-box>
        </draw:frame>
        <presentation:notes draw:style-name="dp2">
          <draw:page-thumbnail draw:style-name="gr1" draw:layer="layout" svg:width="14.848cm" svg:height="11.136cm" svg:x="3.075cm" svg:y="2.257cm" draw:page-number="9" presentation:class="page"/>
          <draw:frame presentation:style-name="pr5"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3" draw:layer="layout" svg:width="25.199cm" svg:height="3.506cm" svg:x="1.4cm" svg:y="0.837cm" presentation:class="title">
          <draw:text-box>
            <text:p>How does it work?</text:p>
          </draw:text-box>
        </draw:frame>
        <draw:frame presentation:style-name="pr4" draw:layer="layout" svg:width="25.199cm" svg:height="12.179cm" svg:x="1.4cm" svg:y="4.914cm" presentation:class="outline">
          <draw:text-box>
            <text:list text:style-name="L3">
              <text:list-item>
                <text:p>Pages in the kernel are marked as movable and non movable.</text:p>
              </text:list-item>
              <text:list-item>
                <text:p>Pages which are movable are pages where the physical addresses don't matter. This is true for most pages (especially user space pages and the page cache which take up most of the space in the system).</text:p>
              </text:list-item>
              <text:list-item>
                <text:p>When you alloc via cma (actually when the DMA api allocs and CMA is enabled) it migrated pages pages which are migratable (movable) to make physical room for you buffer.</text:p>
              </text:list-item>
              <text:list-item>
                <text:p>While the migration is taking place the CMA uses a feature of the page allocator which allow to mark a page block as MIGRATE_ISOLATE which prevents the page allocator from allocating these pages while the moving is taking place.</text:p>
              </text:list-item>
              <text:list-item>
                <text:p>Allocating is from CMA contexts/pool. By default there are 7 (controllable from kernel configuration) of those and one is default. You can create your own and have a private pool for you driver if you are willing to use the special API. Usually you don't need these but for special considerations (realtime etc) this may be an option.</text:p>
              </text:list-item>
            </text:list>
          </draw:text-box>
        </draw:frame>
        <presentation:notes draw:style-name="dp2">
          <draw:page-thumbnail draw:style-name="gr1" draw:layer="layout" svg:width="14.848cm" svg:height="11.136cm" svg:x="3.075cm" svg:y="2.257cm" draw:page-number="10" presentation:class="page"/>
          <draw:frame presentation:style-name="pr5"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3" draw:layer="layout" svg:width="25.199cm" svg:height="3.506cm" svg:x="1.4cm" svg:y="0.837cm" presentation:class="title">
          <draw:text-box>
            <text:p>How does this solve my problems?</text:p>
          </draw:text-box>
        </draw:frame>
        <draw:frame presentation:style-name="pr4" draw:layer="layout" svg:width="25.199cm" svg:height="12.179cm" svg:x="1.4cm" svg:y="4.914cm" presentation:class="outline">
          <draw:text-box>
            <text:list text:style-name="L3">
              <text:list-item>
                <text:p>Well, with CMA all of your RAM is used and if you never ask for that large contiguous space then you can use all of your systems RAM.</text:p>
              </text:list-item>
              <text:list-item>
                <text:p>In addition CMA is integrated with the page allocator so when you return pages (simply dealloc via the DMA API) the pages actually go back to being used by whomever.</text:p>
              </text:list-item>
              <text:list-item>
                <text:p>CMA is transparent to drivers while the previous solution is not.</text:p>
              </text:list-item>
            </text:list>
          </draw:text-box>
        </draw:frame>
        <presentation:notes draw:style-name="dp2">
          <draw:page-thumbnail draw:style-name="gr1" draw:layer="layout" svg:width="14.848cm" svg:height="11.136cm" svg:x="3.075cm" svg:y="2.257cm" draw:page-number="11" presentation:class="page"/>
          <draw:frame presentation:style-name="pr5" draw:text-style-name="P1"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3" draw:layer="layout" svg:width="25.199cm" svg:height="3.506cm" svg:x="1.4cm" svg:y="0.837cm" presentation:class="title">
          <draw:text-box>
            <text:p>Issues with CMA</text:p>
          </draw:text-box>
        </draw:frame>
        <draw:frame presentation:style-name="pr4" draw:layer="layout" svg:width="25.199cm" svg:height="12.179cm" svg:x="1.4cm" svg:y="4.914cm" presentation:class="outline">
          <draw:text-box>
            <text:list text:style-name="L3">
              <text:list-item>
                <text:p>get_user_pages() is an issue which is still to be dealt with efficiently. get_user_pages() locks pages and makes the unmovable. This is dealt with today by moving pages away as soon as they are locked which creates a bit of overhead.</text:p>
              </text:list-item>
              <text:list-item>
                <text:p>IOMMU is better (see next slide).</text:p>
              </text:list-item>
            </text:list>
          </draw:text-box>
        </draw:frame>
        <presentation:notes draw:style-name="dp2">
          <draw:page-thumbnail draw:style-name="gr1" draw:layer="layout" svg:width="14.848cm" svg:height="11.136cm" svg:x="3.075cm" svg:y="2.257cm" draw:page-number="12" presentation:class="page"/>
          <draw:frame presentation:style-name="pr5"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3" draw:layer="layout" svg:width="25.199cm" svg:height="3.506cm" svg:x="1.4cm" svg:y="0.837cm" presentation:class="title">
          <draw:text-box>
            <text:p>IOMMU</text:p>
          </draw:text-box>
        </draw:frame>
        <draw:frame presentation:style-name="pr4" draw:layer="layout" svg:width="25.199cm" svg:height="12.179cm" svg:x="1.4cm" svg:y="4.914cm" presentation:class="outline">
          <draw:text-box>
            <text:list text:style-name="L3">
              <text:list-item>
                <text:p>IOMMU solves all of your large contiguous woes (at least as they pertain to hardware, not to operating system sharing).</text:p>
              </text:list-item>
              <text:list-item>
                <text:p>It also has a security advantage.</text:p>
              </text:list-item>
              <text:list-item>
                <text:p>And much better debugging and stability.</text:p>
              </text:list-item>
              <text:list-item>
                <text:p>Really, try to use a board with IOMMU… It's well worth the extra $$$….</text:p>
              </text:list-item>
              <text:list-item>
                <text:p>Maybe you already have an iommu? Check /sys/class/iommu/*...</text:p>
              </text:list-item>
            </text:list>
          </draw:text-box>
        </draw:frame>
        <presentation:notes draw:style-name="dp2">
          <draw:page-thumbnail draw:style-name="gr1" draw:layer="layout" svg:width="14.848cm" svg:height="11.136cm" svg:x="3.075cm" svg:y="2.257cm" draw:page-number="13" presentation:class="page"/>
          <draw:frame presentation:style-name="pr5"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3" draw:layer="layout" svg:width="25.199cm" svg:height="3.506cm" svg:x="1.4cm" svg:y="0.837cm" presentation:class="title">
          <draw:text-box>
            <text:p>References</text:p>
          </draw:text-box>
        </draw:frame>
        <draw:frame presentation:style-name="pr4" draw:layer="layout" svg:width="25.199cm" svg:height="12.179cm" svg:x="1.4cm" svg:y="4.914cm" presentation:class="outline">
          <draw:text-box>
            <text:list text:style-name="L3">
              <text:list-item>
                <text:p>$KERNEL/doc/kernel-parameters.txt (cma=)</text:p>
              </text:list-item>
              <text:list-item>
                <text:p>$KERNEL/drivers/base/dma-contiguous.c</text:p>
              </text:list-item>
              <text:list-item>
                <text:p>$KERNEL/include/linux/dma-contiguous.h</text:p>
              </text:list-item>
              <text:list-item>
                <text:p><text:a xlink:href="https://lwn.net/Articles/486301/" xlink:type="simple">https://lwn.net/Articles/486301/</text:a> A deep dive into CMA</text:p>
              </text:list-item>
              <text:list-item>
                <text:p><text:a xlink:href="https://lwn.net/Articles/474819/" xlink:type="simple">https://lwn.net/Articles/474819/</text:a> DMA buffer sharing</text:p>
              </text:list-item>
              <text:list-item>
                <text:p><text:a xlink:href="https://lwn.net/Articles/396657/" xlink:type="simple">https://lwn.net/Articles/396657/</text:a> Older CMA article – some of it irrelevant.</text:p>
              </text:list-item>
              <text:list-item>
                <text:p><text:a xlink:href="https://lwn.net/Articles/480055/" xlink:type="simple">https://lwn.net/Articles/480055/</text:a> The Android ION memory allocator (replacement of pmem).</text:p>
              </text:list-item>
            </text:list>
          </draw:text-box>
        </draw:frame>
        <presentation:notes draw:style-name="dp2">
          <draw:page-thumbnail draw:style-name="gr1" draw:layer="layout" svg:width="14.848cm" svg:height="11.136cm" svg:x="3.075cm" svg:y="2.257cm" draw:page-number="14" presentation:class="page"/>
          <draw:frame presentation:style-name="pr5"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ark Veltzer</meta:initial-creator>
    <meta:creation-date>2015-08-25T15:53:16.521358859</meta:creation-date>
    <meta:editing-duration>PT1H49M34S</meta:editing-duration>
    <meta:editing-cycles>13</meta:editing-cycles>
    <dc:date>2015-08-25T17:59:32.401091373</dc:date>
    <dc:creator>Mark Veltzer</dc:creator>
    <meta:generator>LibreOffice/4.4.2.2$Linux_X86_64 LibreOffice_project/40m0$Build-2</meta:generator>
    <meta:document-statistic meta:object-count="76"/>
  </office:meta>
</office:document-meta>
</file>